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Frequently used</text:p>
          </table:table-cell>
          <table:table-cell table:style-name="ce6"/>
          <table:table-cell table:style-name="ce11" office:value-type="string" calcext:value-type="string">
            <text:p>Website</text:p>
          </table:table-cell>
          <table:table-cell table:style-name="ce6"/>
          <table:table-cell table:style-name="ce17" office:value-type="string" calcext:value-type="string">
            <text:p>Jekyll</text:p>
          </table:table-cell>
          <table:table-cell table:style-name="ce6"/>
          <table:table-cell table:style-name="ce21" office:value-type="string" calcext:value-type="string">
            <text:p>Helpers</text:p>
          </table:table-cell>
          <table:table-cell table:style-name="ce6"/>
          <table:table-cell table:style-name="ce26" office:value-type="string" calcext:value-type="string">
            <text:p>Tools &amp; Tricks</text:p>
          </table:table-cell>
          <table:table-cell table:style-name="ce6"/>
          <table:table-cell table:style-name="ce31" office:value-type="string" calcext:value-type="string">
            <text:p>Food</text:p>
          </table:table-cell>
          <table:table-cell table:style-name="ce6"/>
          <table:table-cell table:style-name="ce38" office:value-type="string" calcext:value-type="string">
            <text:p>E-Books</text:p>
          </table:table-cell>
          <table:table-cell table:style-name="ce6"/>
          <table:table-cell table:style-name="ce47" office:value-type="string" calcext:value-type="string">
            <text:p>Miscellaneou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42" office:value-type="string" calcext:value-type="string">
            <text:p><text:a xlink:href="https://jekyllrb.com/" xlink:type="simple">Jekyll Home</text:a></text:p>
          </table:table-cell>
          <table:table-cell table:style-name="ce36"/>
          <table:table-cell table:style-name="ce45" office:value-type="string" calcext:value-type="string">
            <text:p><text:a xlink:href="https://community.linuxmint.com/" xlink:type="simple">Linux Mint Community</text:a></text:p>
          </table:table-cell>
          <table:table-cell table:style-name="ce36"/>
          <table:table-cell table:style-name="ce54" office:value-type="string" calcext:value-type="string">
            <text:p><text:a xlink:href="https://vault.bitwarden.com/#/" xlink:type="simple">Bitwarden</text:a></text:p>
          </table:table-cell>
          <table:table-cell table:style-name="ce36"/>
          <table:table-cell table:style-name="ce51" office:value-type="string" calcext:value-type="string">
            <text:p><text:a xlink:href="https://mijn.voedingscentrum.nl/nl/login/?returnto=%2Fnl%2Fdashboard%2F" xlink:type="simple">Eetmeter</text:a></text:p>
          </table:table-cell>
          <table:table-cell table:style-name="ce36"/>
          <table:table-cell table:style-name="ce57" office:value-type="string" calcext:value-type="string">
            <text:p><text:a xlink:href="https://www.pdfdrive.com/" xlink:type="simple">PDFDrive</text:a></text:p>
          </table:table-cell>
          <table:table-cell table:style-name="ce36"/>
          <table:table-cell table:style-name="ce48" office:value-type="string" calcext:value-type="string">
            <text:p><text:a xlink:href="https://twitter.com/home" xlink:type="simple">Twitter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s://paper.dropbox.com/folder/show/Website-e.1gg8YzoPEhbTkrhvQwJ2zzRUqYlBsx3XwKTonyiIBn6jtJ6UfMgX" xlink:type="simple">DropBox Website</text:a></text:p>
          </table:table-cell>
          <table:table-cell table:style-name="ce36"/>
          <table:table-cell table:style-name="ce42" office:value-type="string" calcext:value-type="string">
            <text:p><text:a xlink:href="https://jekyllcodex.org/" xlink:type="simple">Jekyll Codex</text:a></text:p>
          </table:table-cell>
          <table:table-cell table:style-name="ce36"/>
          <table:table-cell table:style-name="ce45" office:value-type="string" calcext:value-type="string">
            <text:p><text:a xlink:href="https://www.w3schools.com/" xlink:type="simple">W3Schools</text:a></text:p>
          </table:table-cell>
          <table:table-cell table:style-name="ce36"/>
          <table:table-cell table:style-name="ce54" office:value-type="string" calcext:value-type="string">
            <text:p><text:a xlink:href="https://zoom.us/signin" xlink:type="simple">Zoom</text:a></text:p>
          </table:table-cell>
          <table:table-cell table:style-name="ce36"/>
          <table:table-cell table:style-name="ce51" office:value-type="string" calcext:value-type="string">
            <text:p><text:a xlink:href="https://www.voedingscentrum.nl/nl/thema/kopen-koken-bewaren/eten-bewaren.aspx" xlink:type="simple">Eten Bewaren</text:a></text:p>
          </table:table-cell>
          <table:table-cell table:style-name="ce36"/>
          <table:table-cell table:style-name="ce57" office:value-type="string" calcext:value-type="string">
            <text:p><text:a xlink:href="https://play.google.com/store/books/collection/topselling_free?clp=ChcKFQoPdG9wc2VsbGluZ19mcmVlEAcYAQ%3D%3D:S:ANO1ljKuey8&amp;gsr=ChkKFwoVCg90b3BzZWxsaW5nX2ZyZWUQBxgB:S:ANO1ljIbX7M" xlink:type="simple">Google E-Book Store</text:a></text:p>
          </table:table-cell>
          <table:table-cell table:style-name="ce36"/>
          <table:table-cell table:style-name="ce48" office:value-type="string" calcext:value-type="string">
            <text:p><text:a xlink:href="https://www.facebook.com/kees.deprutser/" xlink:type="simple">Facebook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ortal.office.com/Home" xlink:type="simple">O365 Portal Work</text:a></text:p>
          </table:table-cell>
          <table:table-cell table:style-name="ce36"/>
          <table:table-cell table:style-name="ce39" office:value-type="string" calcext:value-type="string">
            <text:p><text:a xlink:href="https://trello.com/webdevelopment72432742" xlink:type="simple">Trello WebDev</text:a></text:p>
          </table:table-cell>
          <table:table-cell table:style-name="ce36"/>
          <table:table-cell table:style-name="ce42" office:value-type="string" calcext:value-type="string">
            <text:p><text:a xlink:href="https://mademistakes.com/mastering-jekyll?s=03" xlink:type="simple">Mastering Jekyll</text:a></text:p>
          </table:table-cell>
          <table:table-cell table:style-name="ce36"/>
          <table:table-cell table:style-name="ce45" office:value-type="string" calcext:value-type="string">
            <text:p><text:a xlink:href="https://guides.github.com/features/mastering-markdown/#syntax" xlink:type="simple">Markdown Cheat Sheet</text:a></text:p>
          </table:table-cell>
          <table:table-cell table:style-name="ce36"/>
          <table:table-cell table:style-name="ce54" office:value-type="string" calcext:value-type="string">
            <text:p><text:a xlink:href="https://www.mindmup.com/" xlink:type="simple">Mindmup</text:a></text:p>
          </table:table-cell>
          <table:table-cell table:style-name="ce36"/>
          <table:table-cell table:style-name="ce51" office:value-type="string" calcext:value-type="string">
            <text:p><text:a xlink:href="http://www.calorielijst.nl/" xlink:type="simple">Calorielijst</text:a></text:p>
          </table:table-cell>
          <table:table-cell table:style-name="ce36"/>
          <table:table-cell table:style-name="ce57" office:value-type="string" calcext:value-type="string">
            <text:p><text:a xlink:href="https://www.gutenberg.org/" xlink:type="simple">Gutenberg</text:a></text:p>
          </table:table-cell>
          <table:table-cell table:style-name="ce36"/>
          <table:table-cell table:style-name="ce48" office:value-type="string" calcext:value-type="string">
            <text:p><text:a xlink:href="http://nl.thetimenow.com/netherlands/beverwijk" xlink:type="simple">The Time Now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one.com/" xlink:type="simple">One.com</text:a></text:p>
          </table:table-cell>
          <table:table-cell table:style-name="ce36"/>
          <table:table-cell table:style-name="ce42" office:value-type="string" calcext:value-type="string">
            <text:p><text:a xlink:href="https://github.com/jekyll/jekyll/wiki/Sites" xlink:type="simple">Jekyll Powered Blogs</text:a></text:p>
          </table:table-cell>
          <table:table-cell table:style-name="ce36"/>
          <table:table-cell table:style-name="ce45" office:value-type="string" calcext:value-type="string">
            <text:p><text:a xlink:href="http://www.cheat-sheets.org/" xlink:type="simple">Cheat Sheets in 1 page</text:a></text:p>
          </table:table-cell>
          <table:table-cell table:style-name="ce36"/>
          <table:table-cell table:style-name="ce54" office:value-type="string" calcext:value-type="string">
            <text:p><text:a xlink:href="https://stackedit.io/" xlink:type="simple">StackEdit – Markdown</text:a></text:p>
          </table:table-cell>
          <table:table-cell table:style-name="ce36"/>
          <table:table-cell table:style-name="ce51" office:value-type="string" calcext:value-type="string">
            <text:p><text:a xlink:href="http://www.koolhydratentabel.nl/" xlink:type="simple">Koolhydratentabel</text:a></text:p>
          </table:table-cell>
          <table:table-cell table:style-name="ce36"/>
          <table:table-cell table:style-name="ce57" office:value-type="string" calcext:value-type="string">
            <text:p><text:a xlink:href="https://www.bookrix.com/books.html" xlink:type="simple">BookRix - Free E-Books</text:a></text:p>
          </table:table-cell>
          <table:table-cell table:style-name="ce36"/>
          <table:table-cell table:style-name="ce48" office:value-type="string" calcext:value-type="string">
            <text:p><text:a xlink:href="https://www.datum.nl/" xlink:type="simple">Datum.n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docs4.it/posts/2018-01-01-jekyll-cheatsheet" xlink:type="simple">Jekyll &amp; Liquid Cheatsh.</text:a></text:p>
          </table:table-cell>
          <table:table-cell table:style-name="ce36"/>
          <table:table-cell table:style-name="ce45" office:value-type="string" calcext:value-type="string">
            <text:p><text:a xlink:href="https://michaelcurrin.github.io/dev-cheatsheets/" xlink:type="simple">Dev Cheat Sheets</text:a></text:p>
          </table:table-cell>
          <table:table-cell table:style-name="ce36"/>
          <table:table-cell table:style-name="ce54" office:value-type="string" calcext:value-type="string">
            <text:p><text:a xlink:href="https://markdownlivepreview.com/" xlink:type="simple">Markdown Live Preview</text:a></text:p>
          </table:table-cell>
          <table:table-cell table:style-name="ce36"/>
          <table:table-cell table:style-name="ce51" office:value-type="string" calcext:value-type="string">
            <text:p><text:a xlink:href="https://www.caloriecalculator.nl/afvallen-caloriebehoefte/" xlink:type="simple">Calorie Calculator</text:a></text:p>
          </table:table-cell>
          <table:table-cell table:style-name="ce36"/>
          <table:table-cell table:style-name="ce57" office:value-type="string" calcext:value-type="string">
            <text:p><text:a xlink:href="https://nl1lib.org/" xlink:type="simple">Zlibrary</text:a></text:p>
          </table:table-cell>
          <table:table-cell table:style-name="ce36"/>
          <table:table-cell table:style-name="ce48" office:value-type="string" calcext:value-type="string">
            <text:p><text:a xlink:href="https://identify.plantnet.org/nl" xlink:type="simple">Plantne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trello.com/prudento/boards" xlink:type="simple">Trello</text:a></text:p>
          </table:table-cell>
          <table:table-cell table:style-name="ce36"/>
          <table:table-cell table:style-name="ce39" office:value-type="string" calcext:value-type="string">
            <text:p><text:a xlink:href="https://github.com/Prudento-NL?tab=repositories" xlink:type="simple">GitHub Repositories</text:a></text:p>
          </table:table-cell>
          <table:table-cell table:style-name="ce36"/>
          <table:table-cell table:style-name="ce42" office:value-type="string" calcext:value-type="string">
            <text:p><text:a xlink:href="https://mademistakes.com/" xlink:type="simple">MadeMistakes</text:a></text:p>
          </table:table-cell>
          <table:table-cell table:style-name="ce36"/>
          <table:table-cell table:style-name="ce45" office:value-type="string" calcext:value-type="string">
            <text:p><text:a xlink:href="https://codepen.io/your-work" xlink:type="simple">CodePen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voedingscentrum.nl/nl/gezond-eten-met-de-schijf-van-vijf/wat-staat-er-in-de-vakken-van-de-schijf-van-vijf.aspx" xlink:type="simple">Schijf van Vijf</text:a></text:p>
          </table:table-cell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allestoringen.nl/" xlink:type="simple">Alle Storingen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docs.github.com/en" xlink:type="simple">GitHub Docs</text:a></text:p>
          </table:table-cell>
          <table:table-cell table:style-name="ce36"/>
          <table:table-cell table:style-name="ce42" office:value-type="string" calcext:value-type="string">
            <text:p><text:a xlink:href="https://evanwill.github.io/" xlink:type="simple">EvanWill</text:a></text:p>
          </table:table-cell>
          <table:table-cell table:style-name="ce36"/>
          <table:table-cell table:style-name="ce45" office:value-type="string" calcext:value-type="string">
            <text:p><text:a xlink:href="https://www.codegrepper.com/search.php" xlink:type="simple">CodeGrepper</text:a></text:p>
          </table:table-cell>
          <table:table-cell table:style-name="ce36"/>
          <table:table-cell table:style-name="ce54" office:value-type="string" calcext:value-type="string">
            <text:p><text:a xlink:href="https://www.flvto.biz/nl54/" xlink:type="simple">YouTube Converter</text:a></text:p>
          </table:table-cell>
          <table:table-cell table:style-name="ce36"/>
          <table:table-cell table:style-name="ce51" office:value-type="string" calcext:value-type="string">
            <text:p><text:a xlink:href="https://www.thequestionmark.org/product-checker" xlink:type="simple">Product Checker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confluence.atlassian.com/bitbucketserver/basic-git-commands-776639767.html" xlink:type="simple">Git Basic Commands</text:a></text:p>
          </table:table-cell>
          <table:table-cell table:style-name="ce36"/>
          <table:table-cell table:style-name="ce42" office:value-type="string" calcext:value-type="string">
            <text:p><text:a xlink:href="https://learn-the-web.algonquindesign.ca/" xlink:type="simple">Learn the Web</text:a></text:p>
          </table:table-cell>
          <table:table-cell table:style-name="ce36"/>
          <table:table-cell table:style-name="ce45" office:value-type="string" calcext:value-type="string">
            <text:p><text:a xlink:href="https://string-functions.com/" xlink:type="simple">String Functions</text:a></text:p>
          </table:table-cell>
          <table:table-cell table:style-name="ce36"/>
          <table:table-cell table:style-name="ce54" office:value-type="string" calcext:value-type="string">
            <text:p><text:a xlink:href="https://convertonlinefree.com/" xlink:type="simple">PDF Convertor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toptal.com/developers/gitignore" xlink:type="simple">Gitignore.io</text:a></text:p>
          </table:table-cell>
          <table:table-cell table:style-name="ce36"/>
          <table:table-cell table:style-name="ce42" office:value-type="string" calcext:value-type="string">
            <text:p><text:a xlink:href="http://jekyllthemes.org/" xlink:type="simple">Jekyll Themes</text:a></text:p>
          </table:table-cell>
          <table:table-cell table:style-name="ce36"/>
          <table:table-cell table:style-name="ce45" office:value-type="string" calcext:value-type="string">
            <text:p><text:a xlink:href="https://www.watismijnipadres.nl/" xlink:type="simple">Wat is mijn IP adres?</text:a></text:p>
          </table:table-cell>
          <table:table-cell table:style-name="ce36"/>
          <table:table-cell table:style-name="ce54" office:value-type="string" calcext:value-type="string">
            <text:p><text:a xlink:href="https://context.reverso.net/vertaling/nederlands-engels/" xlink:type="simple">Reverso</text:a></text:p>
          </table:table-cell>
          <table:table-cell table:style-name="ce36"/>
          <table:table-cell table:style-name="ce51" office:value-type="string" calcext:value-type="string">
            <text:p><text:a xlink:href="https://uitpaulineskeuken.nl/" xlink:type="simple">Uit Paulines Keuk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google.com/ncr" xlink:type="simple">Google NCR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://gezondlevenvanjacoline.blogspot.com/" xlink:type="simple">Jocoline - Gezond Lev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jwebnet.net/advancedgooglesearch.html" xlink:type="simple">Google Advanced Search</text:a></text:p>
          </table:table-cell>
          <table:table-cell table:style-name="ce36"/>
          <table:table-cell table:style-name="ce54" office:value-type="string" calcext:value-type="string">
            <text:p><text:a xlink:href="http://www.ikbenspamvrij.nl/" xlink:type="simple">Tijdelijk E-mailadres</text:a></text:p>
          </table:table-cell>
          <table:table-cell table:style-name="ce36"/>
          <table:table-cell table:style-name="ce51" office:value-type="string" calcext:value-type="string">
            <text:p><text:a xlink:href="https://www.koolhydraatarmrecept.nl/" xlink:type="simple">Koolhydraatarm Recept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support.google.com/websearch/answer/2466433?hl=en" xlink:type="simple">Google Search Help</text:a></text:p>
          </table:table-cell>
          <table:table-cell table:style-name="ce36"/>
          <table:table-cell table:style-name="ce54" office:value-type="string" calcext:value-type="string">
            <text:p><text:a xlink:href="https://www.winmaildat.com/" xlink:type="simple">Open Winmail.dat Attachm.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login.live.com/" xlink:type="simple">O365 Portal Personal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21" office:value-type="string" calcext:value-type="string">
            <text:p>Access Hardware</text:p>
          </table:table-cell>
          <table:table-cell table:style-name="ce36"/>
          <table:table-cell table:style-name="ce54" office:value-type="string" calcext:value-type="string">
            <text:p><text:a xlink:href="https://www.vpnbook.com/" xlink:type="simple">VPNBook - Free VPN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192.168.178.1/" xlink:type="simple">Router Ziggo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tplinkrepeater.net/webpages/login.html" xlink:type="simple">TP-Link RE200 Repeater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192.168.178.31/" xlink:type="simple">Printer Brother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Linken.html" xlink:type="simple">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 office:value-type="string" calcext:value-type="string">
            <text:p><text:a xlink:href="http://localhost:631/printers" xlink:type="simple">Printers - CUPS 2.2.7</text:a></text:p>
          </table:table-cell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-00-0000</text:date>, <text:time style:data-style-name="N2" text:time-value="06:55:32.163651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13T06:57:00.982298814</dc:date>
    <meta:editing-duration>PT5H27M5S</meta:editing-duration>
    <meta:editing-cycles>108</meta:editing-cycles>
    <meta:generator>LibreOffice/6.4.7.2$Linux_X86_64 LibreOffice_project/40$Build-2</meta:generator>
    <dc:title>K-Linken</dc:title>
    <meta:document-statistic meta:table-count="1" meta:cell-count="82" meta:object-count="0"/>
  </office:meta>
</office:document-meta>
</file>